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:Amigos en Común</text:p>
      <text:p text:style-name="Standard">Un usuario dentro del sistema tiene una relación de amistad con otro usuario del sistema. Se verifican los usuarios amigos de cada uno, buscando coincidencias de amigos. Si hay 2 o más amigos en común, se notifica la coincidencia a ambos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27:00</meta:creation-date>
    <dc:date>2011-04-17T22:22:23</dc:date>
    <dc:creator>ing gargantini</dc:creator>
    <meta:editing-duration>PT6M57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2" meta:word-count="45" meta:character-count="265"/>
  </office:meta>
</office:document-meta>
</file>